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LinkLayoutManager.createArea( boolean bInline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icLinkLayoutManager.setupBasicLinkArea( InlineArea are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sicLinkLayoutManager.BasicLinkLayoutManager( BasicLink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